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_1054__1073__1099__1095__1085__1099__1081_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0" style:family="table-cell" style:parent-style-name="_1054__1073__1099__1095__1085__1099__1081__32_2" style:data-style-name="N0">
      <style:table-cell-properties fo:border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ставрополь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16376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Александровская</text:p>
          </table:table-cell>
          <table:table-cell table:number-columns-repeated="16379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Кирова</text:p>
          </table:table-cell>
          <table:table-cell table:number-columns-repeated="16379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пер. Комсомольский<text:s/></text:p>
          </table:table-cell>
          <table:table-cell table:number-columns-repeated="16379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Красноармейская</text:p>
          </table:table-cell>
          <table:table-cell table:number-columns-repeated="1637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Лазо</text:p>
          </table:table-cell>
          <table:table-cell table:number-columns-repeated="16379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Ленина</text:p>
          </table:table-cell>
          <table:table-cell table:number-columns-repeated="16379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Пионерская</text:p>
          </table:table-cell>
          <table:table-cell table:number-columns-repeated="16379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Придорожная</text:p>
          </table:table-cell>
          <table:table-cell table:number-columns-repeated="16379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пер. Садовый<text:s/></text:p>
          </table:table-cell>
          <table:table-cell table:number-columns-repeated="16379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Спартака</text:p>
          </table:table-cell>
          <table:table-cell table:number-columns-repeated="16379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Станционная</text:p>
          </table:table-cell>
          <table:table-cell table:number-columns-repeated="16379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ст. Отвага</text:p>
          </table:table-cell>
          <table:table-cell table:number-columns-repeated="16379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Степана Разина</text:p>
          </table:table-cell>
          <table:table-cell table:number-columns-repeated="16379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Фабр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Александровка</text:p>
          </table:table-cell>
          <table:table-cell office:value-type="string" table:style-name="ce7">
            <text:p>ст. Отвага</text:p>
          </table:table-cell>
          <table:table-cell table:style-name="ce7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Бахил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Жигул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Магис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Ми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ахилово</text:p>
          </table:table-cell>
          <table:table-cell office:value-type="string" table:style-name="ce7">
            <text:p>с. Бахилово</text:p>
          </table:table-cell>
          <table:table-cell office:value-type="string" table:style-name="ce7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Коммунальн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Октябрьск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Первомайск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Пролетарск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ольшая Рязань</text:p>
          </table:table-cell>
          <table:table-cell office:value-type="string" table:style-name="ce7">
            <text:p>ул. Трудов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русяны</text:p>
          </table:table-cell>
          <table:table-cell office:value-type="string" table:style-name="ce7">
            <text:p>ул. Ленинск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русяны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русяны</text:p>
          </table:table-cell>
          <table:table-cell office:value-type="string" table:style-name="ce7">
            <text:p>ул. Придорожн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русяны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7">
            <text:p>с. Брусяны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10">
            <text:p>с. Малая Рязань</text:p>
          </table:table-cell>
          <table:table-cell office:value-type="string" table:style-name="ce7">
            <text:p>ул. Большая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10">
            <text:p>с. Малая Рязань</text:p>
          </table:table-cell>
          <table:table-cell office:value-type="string" table:style-name="ce7">
            <text:p>ул. Бурдовка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10">
            <text:p>с. Малая Рязань</text:p>
          </table:table-cell>
          <table:table-cell office:value-type="string" table:style-name="ce7">
            <text:p>ул. Городок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10">
            <text:p>с. Малая Рязань</text:p>
          </table:table-cell>
          <table:table-cell office:value-type="string" table:style-name="ce7">
            <text:p>ул. Стрелка</text:p>
          </table:table-cell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10">
            <text:p>ж/д_рзд Рязанский</text:p>
          </table:table-cell>
          <table:table-cell table:style-name="ce7"/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Большая Рязань</text:p>
          </table:table-cell>
          <table:table-cell office:value-type="string" table:style-name="ce10">
            <text:p>ж/д _рзд Услада</text:p>
          </table:table-cell>
          <table:table-cell table:style-name="ce7"/>
          <table:table-cell table:style-name="ce6"/>
          <table:table-cell table:style-name="ce8"/>
          <table:table-cell table:number-columns-repeated="2" table:style-name="ce6"/>
          <table:table-cell table:style-name="ce9"/>
          <table:table-cell table:number-columns-repeated="16374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пер. Административн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Больни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пр-д Втор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Гапш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Го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Зеле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Клуб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Коллек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Комсомол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Никон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Ов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Озе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Отра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пр-д Пер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Пионе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Правленче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пер. Россий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Светл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Специалис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Степ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Схт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пр-д Трет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с. Васильевка</text:p>
          </table:table-cell>
          <table:table-cell office:value-type="string" table:style-name="ce7">
            <text:p>ул. Шоссей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Азотчик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Клуб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Кордон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Новосел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Парк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Рабоч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Солн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Ставропол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10">
            <text:p>с. Зеленовка</text:p>
          </table:table-cell>
          <table:table-cell office:value-type="string" table:style-name="ce7">
            <text:p>ул. Ю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Берез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Доро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Запа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Звез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Кле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Олимпи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Родник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Севе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Сос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Тор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пр-д Торнов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Цвето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асильевка</text:p>
          </table:table-cell>
          <table:table-cell office:value-type="string" table:style-name="ce7">
            <text:p>п. Рассвет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Ведя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Вечкан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Коопера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Макар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7">
            <text:p>с. Верхнее Санчелеево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10">
            <text:p>с. Лопатино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10">
            <text:p>с. Лопатино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10">
            <text:p>с. Лопатино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10">
            <text:p>с. Лопатино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ее Санчелеево</text:p>
          </table:table-cell>
          <table:table-cell office:value-type="string" table:style-name="ce10">
            <text:p>с. Лопатино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Владими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ер. Владимир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Вос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Жил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ер. Запад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Зеле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р-д Зелен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Кали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Комсомол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ер. Комсомоль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Кудаш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р-д Лесно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ер. Н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р-д Н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Пионе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ер. Пионер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Спту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Специалис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пер. Специалистов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Спту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с. Верхние Белозёрки</text:p>
          </table:table-cell>
          <table:table-cell office:value-type="string" table:style-name="ce7">
            <text:p>ул. Щербак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Автостроителе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Коопера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пр-д Осин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Прилесье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Сама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Совхоз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пр-д Специалистов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Спор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пр-д Тупик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Хряще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ерхние Белозёрки</text:p>
          </table:table-cell>
          <table:table-cell office:value-type="string" table:style-name="ce7">
            <text:p>п. Висла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Больни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Горюн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Да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Дружб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Коопера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Куйбы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пер. Октябрь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Первома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пер. Приволь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Пролета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пер. Самар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Ставропол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Техниче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Чапа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Выселки</text:p>
          </table:table-cell>
          <table:table-cell office:value-type="string" table:style-name="ce7">
            <text:p>с. Выселки</text:p>
          </table:table-cell>
          <table:table-cell office:value-type="string" table:style-name="ce7">
            <text:p>ул. Школь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СП Молодецкий Курган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50 лет Побед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Комсомоль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Кооператив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Красное Поселение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Ле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Молодеж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Нагор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Октябрь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Первома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Пролета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Рабоч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Совет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Степана Раз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Строитель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10">
            <text:p>с. Жигули</text:p>
          </table:table-cell>
          <table:table-cell office:value-type="string" table:style-name="ce7">
            <text:p>ул. Централь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Ж Станци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Жигуле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Коопера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Красноарме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Мо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Октябр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Снежные Вал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Хутор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Жигули</text:p>
          </table:table-cell>
          <table:table-cell office:value-type="string" table:style-name="ce7">
            <text:p>с. Валы</text:p>
          </table:table-cell>
          <table:table-cell office:value-type="string" table:style-name="ce7">
            <text:p>ул. Чапа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Кирилловка</text:p>
          </table:table-cell>
          <table:table-cell office:value-type="string" table:style-name="ce7">
            <text:p>с. Кирилловка</text:p>
          </table:table-cell>
          <table:table-cell office:value-type="string" table:style-name="ce7">
            <text:p>ул. Гагар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Кирилловка</text:p>
          </table:table-cell>
          <table:table-cell office:value-type="string" table:style-name="ce7">
            <text:p>с. Кирилловка</text:p>
          </table:table-cell>
          <table:table-cell office:value-type="string" table:style-name="ce7">
            <text:p>ул. Ле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Кирилловка</text:p>
          </table:table-cell>
          <table:table-cell office:value-type="string" table:style-name="ce7">
            <text:p>с. Кирилловка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Кирилловка</text:p>
          </table:table-cell>
          <table:table-cell office:value-type="string" table:style-name="ce7">
            <text:p>с. Кирилловка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Кирилловка</text:p>
          </table:table-cell>
          <table:table-cell office:value-type="string" table:style-name="ce7">
            <text:p>с. Кириллов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<text:s/>Злоб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55 лет Побед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Автостроителе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Вос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Долг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Завод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Заре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б-р Зелен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Зем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Кольце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Молодеж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Набереж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6" table:style-name="ce7">
            <text:p>2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Производствен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Пролетар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Север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Совет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Солне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Специалис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Строителе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Тополи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Цвето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Школь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ул. Юж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Луначарский</text:p>
          </table:table-cell>
          <table:table-cell office:value-type="string" table:style-name="ce7">
            <text:p>п. Луначарский</text:p>
          </table:table-cell>
          <table:table-cell office:value-type="string" table:style-name="ce7">
            <text:p>пер. Ю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<text:s/>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Апте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Ждан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Заре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Лапш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Лес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Механизатор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Озе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Партизан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Первомай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Поле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Почто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Совет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Сорок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Спор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Строителе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Тополи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Фрунзе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Цве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1" table:style-name="ce7">
            <text:p>2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Мусорка</text:p>
          </table:table-cell>
          <table:table-cell office:value-type="string" table:style-name="ce7">
            <text:p>ул. Школь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2" table:style-name="ce7">
            <text:p>2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10">
            <text:p>с. Пески</text:p>
          </table:table-cell>
          <table:table-cell office:value-type="string" table:style-name="ce7">
            <text:p>ул. Берез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3" table:style-name="ce7">
            <text:p>2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10">
            <text:p>с. Пески</text:p>
          </table:table-cell>
          <table:table-cell office:value-type="string" table:style-name="ce7">
            <text:p>ул. Кле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4" table:style-name="ce7">
            <text:p>2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Залет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5" table:style-name="ce7">
            <text:p>2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Зар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6" table:style-name="ce7">
            <text:p>2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Зеле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7" table:style-name="ce7">
            <text:p>2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Лес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8" table:style-name="ce7">
            <text:p>2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69" table:style-name="ce7">
            <text:p>2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Партизан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Пес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1" table:style-name="ce7">
            <text:p>2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2" table:style-name="ce7">
            <text:p>2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Придубра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3" table:style-name="ce7">
            <text:p>2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Приов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4" table:style-name="ce7">
            <text:p>2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Хлеб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5" table:style-name="ce7">
            <text:p>2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6" table:style-name="ce7">
            <text:p>2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Мусорка</text:p>
          </table:table-cell>
          <table:table-cell office:value-type="string" table:style-name="ce7">
            <text:p>с. Ташла</text:p>
          </table:table-cell>
          <table:table-cell office:value-type="string" table:style-name="ce7">
            <text:p>ул. <text:s/>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7" table:style-name="ce7">
            <text:p>2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Бузыцк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8" table:style-name="ce7">
            <text:p>2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Владими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79" table:style-name="ce7">
            <text:p>2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Восто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0" table:style-name="ce7">
            <text:p>2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Горького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1" table:style-name="ce7">
            <text:p>2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Ефроси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2" table:style-name="ce7">
            <text:p>2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Запад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3" table:style-name="ce7">
            <text:p>2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Заре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4" table:style-name="ce7">
            <text:p>2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Комсомоль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5" table:style-name="ce7">
            <text:p>2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Красноармей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6" table:style-name="ce7">
            <text:p>2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Куда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7" table:style-name="ce7">
            <text:p>2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Луго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8" table:style-name="ce7">
            <text:p>2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Молодеж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89" table:style-name="ce7">
            <text:p>2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Москов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0" table:style-name="ce7">
            <text:p>2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Озер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1" table:style-name="ce7">
            <text:p>2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Придорож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2" table:style-name="ce7">
            <text:p>2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Север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3" table:style-name="ce7">
            <text:p>2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Совет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4" table:style-name="ce7">
            <text:p>2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Солне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5" table:style-name="ce7">
            <text:p>2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Спор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6" table:style-name="ce7">
            <text:p>2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Централь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7" table:style-name="ce7">
            <text:p>2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7">
            <text:p>с. <text:s/>Нижнее Санчелеево</text:p>
          </table:table-cell>
          <table:table-cell office:value-type="string" table:style-name="ce7">
            <text:p>ул. Чапа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8" table:style-name="ce7">
            <text:p>2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10">
            <text:p>п. Новая Васильевка</text:p>
          </table:table-cell>
          <table:table-cell office:value-type="string" table:style-name="ce7">
            <text:p>ул. Колхоз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299" table:style-name="ce7">
            <text:p>2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10">
            <text:p>п. Новая Васильев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0" table:style-name="ce7">
            <text:p>3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ижнее Санчелеево</text:p>
          </table:table-cell>
          <table:table-cell office:value-type="string" table:style-name="ce10">
            <text:p>п. Новая Васильевк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1" table:style-name="ce7">
            <text:p>3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Га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2" table:style-name="ce7">
            <text:p>3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М.Буян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3" table:style-name="ce7">
            <text:p>3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4" table:style-name="ce7">
            <text:p>3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5" table:style-name="ce7">
            <text:p>3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Придоро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6" table:style-name="ce7">
            <text:p>3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7" table:style-name="ce7">
            <text:p>3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Степ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8" table:style-name="ce7">
            <text:p>3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09" table:style-name="ce7">
            <text:p>3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Новая Бинарадка</text:p>
          </table:table-cell>
          <table:table-cell office:value-type="string" table:style-name="ce7">
            <text:p>с. Новая Бинарадка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0" table:style-name="ce7">
            <text:p>3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Осиновка</text:p>
          </table:table-cell>
          <table:table-cell office:value-type="string" table:style-name="ce7">
            <text:p>пр-д Вост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1" table:style-name="ce7">
            <text:p>3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Осиновка</text:p>
          </table:table-cell>
          <table:table-cell office:value-type="string" table:style-name="ce7">
            <text:p>ул. Лазар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2" table:style-name="ce7">
            <text:p>3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Осиновка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3" table:style-name="ce7">
            <text:p>3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Осиновка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4" table:style-name="ce7">
            <text:p>3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Осинов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5" table:style-name="ce7">
            <text:p>3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Осиновка</text:p>
          </table:table-cell>
          <table:table-cell office:value-type="string" table:style-name="ce7">
            <text:p>ул. Славян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6" table:style-name="ce7">
            <text:p>3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Винновка</text:p>
          </table:table-cell>
          <table:table-cell office:value-type="string" table:style-name="ce7">
            <text:p>ул. Заов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7" table:style-name="ce7">
            <text:p>3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Винновка</text:p>
          </table:table-cell>
          <table:table-cell office:value-type="string" table:style-name="ce7">
            <text:p>ул. Казачк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8" table:style-name="ce7">
            <text:p>3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Ермаково</text:p>
          </table:table-cell>
          <table:table-cell office:value-type="string" table:style-name="ce7">
            <text:p>ул. Жигуле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19" table:style-name="ce7">
            <text:p>3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Ермаково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0" table:style-name="ce7">
            <text:p>3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Ермаково</text:p>
          </table:table-cell>
          <table:table-cell office:value-type="string" table:style-name="ce7">
            <text:p>ул. Ов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1" table:style-name="ce7">
            <text:p>3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Ермаково</text:p>
          </table:table-cell>
          <table:table-cell office:value-type="string" table:style-name="ce7">
            <text:p>ул. Тольяттин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2" table:style-name="ce7">
            <text:p>3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Ермаково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3" table:style-name="ce7">
            <text:p>3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Ермаково</text:p>
          </table:table-cell>
          <table:table-cell office:value-type="string" table:style-name="ce7">
            <text:p>ул. Шокола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4" table:style-name="ce7">
            <text:p>3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Осиновка</text:p>
          </table:table-cell>
          <table:table-cell office:value-type="string" table:style-name="ce7">
            <text:p>с. Ермаково</text:p>
          </table:table-cell>
          <table:table-cell office:value-type="string" table:style-name="ce7">
            <text:p>ул. Яблон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5" table:style-name="ce7">
            <text:p>3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Больни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6" table:style-name="ce7">
            <text:p>3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Горюн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7" table:style-name="ce7">
            <text:p>3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Да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8" table:style-name="ce7">
            <text:p>3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Дружб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29" table:style-name="ce7">
            <text:p>3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Коопера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0" table:style-name="ce7">
            <text:p>3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Красного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1" table:style-name="ce7">
            <text:p>3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Куйбы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2" table:style-name="ce7">
            <text:p>3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3" table:style-name="ce7">
            <text:p>3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мкр. Ванино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4" table:style-name="ce7">
            <text:p>3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5" table:style-name="ce7">
            <text:p>3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6" table:style-name="ce7">
            <text:p>3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Но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7" table:style-name="ce7">
            <text:p>3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Октябрь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8" table:style-name="ce7">
            <text:p>3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Первомай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39" table:style-name="ce7">
            <text:p>3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Приволь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0" table:style-name="ce7">
            <text:p>3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Пролета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1" table:style-name="ce7">
            <text:p>3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пер. Самарски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2" table:style-name="ce7">
            <text:p>3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Совет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3" table:style-name="ce7">
            <text:p>3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Техниче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4" table:style-name="ce7">
            <text:p>3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Чапа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5" table:style-name="ce7">
            <text:p>3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Пискалы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6" table:style-name="ce7">
            <text:p>3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Красная Дубрава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7" table:style-name="ce7">
            <text:p>3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Красная Дубрав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8" table:style-name="ce7">
            <text:p>3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Красная Дубрав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49" table:style-name="ce7">
            <text:p>3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Кавказ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0" table:style-name="ce7">
            <text:p>3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Ле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1" table:style-name="ce7">
            <text:p>3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2" table:style-name="ce7">
            <text:p>3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пер. Наго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3" table:style-name="ce7">
            <text:p>3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Нижня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4" table:style-name="ce7">
            <text:p>3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пер. Гагар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5" table:style-name="ce7">
            <text:p>3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Прив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6" table:style-name="ce7">
            <text:p>3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7" table:style-name="ce7">
            <text:p>3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8" table:style-name="ce7">
            <text:p>3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пер. Степн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59" table:style-name="ce7">
            <text:p>3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Чапа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0" table:style-name="ce7">
            <text:p>3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1" table:style-name="ce7">
            <text:p>3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искалы</text:p>
          </table:table-cell>
          <table:table-cell office:value-type="string" table:style-name="ce7">
            <text:p>с. Новое Ерёмкино</text:p>
          </table:table-cell>
          <table:table-cell office:value-type="string" table:style-name="ce7">
            <text:p>пер. Юбилейн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2" table:style-name="ce7">
            <text:p>3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Белокаменн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3" table:style-name="ce7">
            <text:p>3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Берез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4" table:style-name="ce7">
            <text:p>3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Березо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5" table:style-name="ce7">
            <text:p>3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Благода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6" table:style-name="ce7">
            <text:p>3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Больни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7" table:style-name="ce7">
            <text:p>3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Больни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8" table:style-name="ce7">
            <text:p>3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асильк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69" table:style-name="ce7">
            <text:p>3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ерб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0" table:style-name="ce7">
            <text:p>3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есення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1" table:style-name="ce7">
            <text:p>3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иногра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2" table:style-name="ce7">
            <text:p>3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ишн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3" table:style-name="ce7">
            <text:p>3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оздвижен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4" table:style-name="ce7">
            <text:p>3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олж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5" table:style-name="ce7">
            <text:p>3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орошил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6" table:style-name="ce7">
            <text:p>3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оскресен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7" table:style-name="ce7">
            <text:p>3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Вос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8" table:style-name="ce7">
            <text:p>3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Вост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79" table:style-name="ce7">
            <text:p>3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Вост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0" table:style-name="ce7">
            <text:p>3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взд. Восьмой дачн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1" table:style-name="ce7">
            <text:p>3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взд. Второй Вост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2" table:style-name="ce7">
            <text:p>3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взд. Второй Да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3" table:style-name="ce7">
            <text:p>3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взд. Дачн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4" table:style-name="ce7">
            <text:p>3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взд. десятый Да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5" table:style-name="ce7">
            <text:p>3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Да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6" table:style-name="ce7">
            <text:p>3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Да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7" table:style-name="ce7">
            <text:p>3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Донец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8" table:style-name="ce7">
            <text:p>3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Дружбы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89" table:style-name="ce7">
            <text:p>3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Дружбы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0" table:style-name="ce7">
            <text:p>3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Ежеви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1" table:style-name="ce7">
            <text:p>3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Ел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2" table:style-name="ce7">
            <text:p>3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Желан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3" table:style-name="ce7">
            <text:p>3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Жигуле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4" table:style-name="ce7">
            <text:p>3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Заволж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5" table:style-name="ce7">
            <text:p>3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Заде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6" table:style-name="ce7">
            <text:p>3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Заре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7" table:style-name="ce7">
            <text:p>3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Звезд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8" table:style-name="ce7">
            <text:p>3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Зеле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399" table:style-name="ce7">
            <text:p>3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Изумру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0" table:style-name="ce7">
            <text:p>4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Калинов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1" table:style-name="ce7">
            <text:p>4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Карье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2" table:style-name="ce7">
            <text:p>4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Ключев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3" table:style-name="ce7">
            <text:p>4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Колхоз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4" table:style-name="ce7">
            <text:p>4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Комсомол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5" table:style-name="ce7">
            <text:p>4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Коопера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6" table:style-name="ce7">
            <text:p>4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Кордон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7" table:style-name="ce7">
            <text:p>4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Космонав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8" table:style-name="ce7">
            <text:p>4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Космонавтов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09" table:style-name="ce7">
            <text:p>4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Краси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0" table:style-name="ce7">
            <text:p>4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Красноарме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1" table:style-name="ce7">
            <text:p>4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Красномоско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2" table:style-name="ce7">
            <text:p>4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Крым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3" table:style-name="ce7">
            <text:p>4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Лазу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4" table:style-name="ce7">
            <text:p>4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Летня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5" table:style-name="ce7">
            <text:p>4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6" table:style-name="ce7">
            <text:p>4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Лун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7" table:style-name="ce7">
            <text:p>4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Любим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8" table:style-name="ce7">
            <text:p>4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Мали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19" table:style-name="ce7">
            <text:p>4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0" table:style-name="ce7">
            <text:p>4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Ми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1" table:style-name="ce7">
            <text:p>4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2" table:style-name="ce7">
            <text:p>4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Морск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3" table:style-name="ce7">
            <text:p>4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4" table:style-name="ce7">
            <text:p>4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Наго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5" table:style-name="ce7">
            <text:p>4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Надежд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6" table:style-name="ce7">
            <text:p>4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Н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7" table:style-name="ce7">
            <text:p>4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О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8" table:style-name="ce7">
            <text:p>4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Ольх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29" table:style-name="ce7">
            <text:p>4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Орех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0" table:style-name="ce7">
            <text:p>4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Орли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1" table:style-name="ce7">
            <text:p>4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Отрад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2" table:style-name="ce7">
            <text:p>4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Очаровани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3" table:style-name="ce7">
            <text:p>4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Первома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4" table:style-name="ce7">
            <text:p>4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Первый Вост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5" table:style-name="ce7">
            <text:p>4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Пионе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6" table:style-name="ce7">
            <text:p>4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Пионер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7" table:style-name="ce7">
            <text:p>4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Пля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8" table:style-name="ce7">
            <text:p>4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Подборнен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39" table:style-name="ce7">
            <text:p>4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0" table:style-name="ce7">
            <text:p>4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Прибре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1" table:style-name="ce7">
            <text:p>4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Проездн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2" table:style-name="ce7">
            <text:p>4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Производствен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3" table:style-name="ce7">
            <text:p>4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Производствен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4" table:style-name="ce7">
            <text:p>4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Рабоч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5" table:style-name="ce7">
            <text:p>4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Раду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6" table:style-name="ce7">
            <text:p>4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Ро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7" table:style-name="ce7">
            <text:p>4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Родин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8" table:style-name="ce7">
            <text:p>4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Роз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49" table:style-name="ce7">
            <text:p>4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Ромашк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0" table:style-name="ce7">
            <text:p>4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Ромашк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1" table:style-name="ce7">
            <text:p>4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Ряби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2" table:style-name="ce7">
            <text:p>4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Рябин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3" table:style-name="ce7">
            <text:p>4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4" table:style-name="ce7">
            <text:p>4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адовое Кольцо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5" table:style-name="ce7">
            <text:p>4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ветл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6" table:style-name="ce7">
            <text:p>4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Светл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7" table:style-name="ce7">
            <text:p>4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Севе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8" table:style-name="ce7">
            <text:p>4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ирен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59" table:style-name="ce7">
            <text:p>4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каз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0" table:style-name="ce7">
            <text:p>4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1" table:style-name="ce7">
            <text:p>4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олн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2" table:style-name="ce7">
            <text:p>4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ос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3" table:style-name="ce7">
            <text:p>4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пециалис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4" table:style-name="ce7">
            <text:p>4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Спокой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5" table:style-name="ce7">
            <text:p>4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Спортив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6" table:style-name="ce7">
            <text:p>4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СТ "Приморское"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7" table:style-name="ce7">
            <text:p>4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Треть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69" table:style-name="ce7">
            <text:p>4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тепана Разина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0" table:style-name="ce7">
            <text:p>4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Строителе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1" table:style-name="ce7">
            <text:p>4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Тенисты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2" table:style-name="ce7">
            <text:p>4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Тепл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3" table:style-name="ce7">
            <text:p>4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Тих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4" table:style-name="ce7">
            <text:p>4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Тополи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5" table:style-name="ce7">
            <text:p>4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Транспорт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6" table:style-name="ce7">
            <text:p>4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Третий Вост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7" table:style-name="ce7">
            <text:p>4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Тру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8" table:style-name="ce7">
            <text:p>4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Уют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79" table:style-name="ce7">
            <text:p>4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Цвет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0" table:style-name="ce7">
            <text:p>4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р-д Цвет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1" table:style-name="ce7">
            <text:p>4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Чкал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2" table:style-name="ce7">
            <text:p>4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3" table:style-name="ce7">
            <text:p>4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Энтузиас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4" table:style-name="ce7">
            <text:p>4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Юбилей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5" table:style-name="ce7">
            <text:p>4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Юбилей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6" table:style-name="ce7">
            <text:p>4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Ю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7" table:style-name="ce7">
            <text:p>4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Ягод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8" table:style-name="ce7">
            <text:p>4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пер. Яс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89" table:style-name="ce7">
            <text:p>4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11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0" table:style-name="ce7">
            <text:p>4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одстёпки</text:p>
          </table:table-cell>
          <table:table-cell office:value-type="string" table:style-name="ce7">
            <text:p>с.Подстёпки</text:p>
          </table:table-cell>
          <table:table-cell office:value-type="string" table:style-name="ce7">
            <text:p>ул. 40 Лет Победы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1" table:style-name="ce7">
            <text:p>4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Вишне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2" table:style-name="ce7">
            <text:p>4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ер. Вод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3" table:style-name="ce7">
            <text:p>4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Волж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4" table:style-name="ce7">
            <text:p>4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Гагар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5" table:style-name="ce7">
            <text:p>4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р-д Груше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6" table:style-name="ce7">
            <text:p>4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Есе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7" table:style-name="ce7">
            <text:p>4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Жигуле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8" table:style-name="ce7">
            <text:p>4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Завод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499" table:style-name="ce7">
            <text:p>4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Зеле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0" table:style-name="ce7">
            <text:p>5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Изумру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1" table:style-name="ce7">
            <text:p>5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ер. Комсомоль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2" table:style-name="ce7">
            <text:p>5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3" table:style-name="ce7">
            <text:p>5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4" table:style-name="ce7">
            <text:p>5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Мичур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5" table:style-name="ce7">
            <text:p>5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ер. Морск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6" table:style-name="ce7">
            <text:p>5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7" table:style-name="ce7">
            <text:p>5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Надежд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8" table:style-name="ce7">
            <text:p>5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09" table:style-name="ce7">
            <text:p>5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Огоро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0" table:style-name="ce7">
            <text:p>5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Пионе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1" table:style-name="ce7">
            <text:p>5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2" table:style-name="ce7">
            <text:p>5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ер. Прибре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3" table:style-name="ce7">
            <text:p>5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Пригоро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4" table:style-name="ce7">
            <text:p>5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Рабоч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5" table:style-name="ce7">
            <text:p>5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Р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6" table:style-name="ce7">
            <text:p>5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Ряби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7" table:style-name="ce7">
            <text:p>5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8" table:style-name="ce7">
            <text:p>5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ер. Севе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19" table:style-name="ce7">
            <text:p>5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ирен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0" table:style-name="ce7">
            <text:p>5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казо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1" table:style-name="ce7">
            <text:p>5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2" table:style-name="ce7">
            <text:p>5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олн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3" table:style-name="ce7">
            <text:p>5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ос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4" table:style-name="ce7">
            <text:p>5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ер. Специалистов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5" table:style-name="ce7">
            <text:p>5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пор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6" table:style-name="ce7">
            <text:p>5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р-д Ставрополь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7" table:style-name="ce7">
            <text:p>5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тепана Разина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8" table:style-name="ce7">
            <text:p>5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Степ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29" table:style-name="ce7">
            <text:p>5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ер. Товарище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0" table:style-name="ce7">
            <text:p>5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Тополи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1" table:style-name="ce7">
            <text:p>5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2" table:style-name="ce7">
            <text:p>5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3" table:style-name="ce7">
            <text:p>5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Энтузиас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4" table:style-name="ce7">
            <text:p>5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Ю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5" table:style-name="ce7">
            <text:p>5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пр-д Ябло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6" table:style-name="ce7">
            <text:p>5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Приморский</text:p>
          </table:table-cell>
          <table:table-cell office:value-type="string" table:style-name="ce7">
            <text:p>п. Приморский</text:p>
          </table:table-cell>
          <table:table-cell office:value-type="string" table:style-name="ce7">
            <text:p>ул. Яс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7" table:style-name="ce7">
            <text:p>5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Севрюкаево</text:p>
          </table:table-cell>
          <table:table-cell office:value-type="string" table:style-name="ce7">
            <text:p>ул. Ле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8" table:style-name="ce7">
            <text:p>5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Севрюкаево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39" table:style-name="ce7">
            <text:p>5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Севрюкаево</text:p>
          </table:table-cell>
          <table:table-cell office:value-type="string" table:style-name="ce7">
            <text:p>ул. 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0" table:style-name="ce7">
            <text:p>5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Севрюкаево</text:p>
          </table:table-cell>
          <table:table-cell office:value-type="string" table:style-name="ce7">
            <text:p>ул. Ов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1" table:style-name="ce7">
            <text:p>5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Севрюкаево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2" table:style-name="ce7">
            <text:p>5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Севрюкаево</text:p>
          </table:table-cell>
          <table:table-cell office:value-type="string" table:style-name="ce7">
            <text:p>ул. Фрунзе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3" table:style-name="ce7">
            <text:p>5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Севрюкаево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4" table:style-name="ce7">
            <text:p>5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Кармалы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5" table:style-name="ce7">
            <text:p>5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Кармалы</text:p>
          </table:table-cell>
          <table:table-cell office:value-type="string" table:style-name="ce7">
            <text:p>ул. Овраж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6" table:style-name="ce7">
            <text:p>5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Кармалы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7" table:style-name="ce7">
            <text:p>5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Кольцово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8" table:style-name="ce7">
            <text:p>5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Лбище</text:p>
          </table:table-cell>
          <table:table-cell office:value-type="string" table:style-name="ce7">
            <text:p>ул. Бере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49" table:style-name="ce7">
            <text:p>5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Лбище</text:p>
          </table:table-cell>
          <table:table-cell office:value-type="string" table:style-name="ce7">
            <text:p>пр-д Лугов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0" table:style-name="ce7">
            <text:p>5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Лбище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1" table:style-name="ce7">
            <text:p>5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Мордово</text:p>
          </table:table-cell>
          <table:table-cell office:value-type="string" table:style-name="ce7">
            <text:p>ул. Верхня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2" table:style-name="ce7">
            <text:p>5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Мордово</text:p>
          </table:table-cell>
          <table:table-cell office:value-type="string" table:style-name="ce7">
            <text:p>ул. Строителе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3" table:style-name="ce7">
            <text:p>5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еврюкаево</text:p>
          </table:table-cell>
          <table:table-cell office:value-type="string" table:style-name="ce7">
            <text:p>с. Мордово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4" table:style-name="ce7">
            <text:p>5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Войк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5" table:style-name="ce7">
            <text:p>5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Завод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6" table:style-name="ce7">
            <text:p>5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Космонавт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7" table:style-name="ce7">
            <text:p>5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Куйбы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8" table:style-name="ce7">
            <text:p>5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Ленинград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59" table:style-name="ce7">
            <text:p>5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Лес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0" table:style-name="ce7">
            <text:p>5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1" table:style-name="ce7">
            <text:p>5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2" table:style-name="ce7">
            <text:p>5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3" table:style-name="ce7">
            <text:p>5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Побед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4" table:style-name="ce7">
            <text:p>5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5" table:style-name="ce7">
            <text:p>5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6" table:style-name="ce7">
            <text:p>5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7" table:style-name="ce7">
            <text:p>5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Чапа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8" table:style-name="ce7">
            <text:p>5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Сосновый Солонец</text:p>
          </table:table-cell>
          <table:table-cell office:value-type="string" table:style-name="ce7">
            <text:p>ул. Чапае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69" table:style-name="ce7">
            <text:p>5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Аскулы</text:p>
          </table:table-cell>
          <table:table-cell office:value-type="string" table:style-name="ce7">
            <text:p>ул. Большая дорога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0" table:style-name="ce7">
            <text:p>5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Аскулы</text:p>
          </table:table-cell>
          <table:table-cell office:value-type="string" table:style-name="ce7">
            <text:p>ул. Задуваловк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1" table:style-name="ce7">
            <text:p>5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Аскулы</text:p>
          </table:table-cell>
          <table:table-cell office:value-type="string" table:style-name="ce7">
            <text:p>ул. Заов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2" table:style-name="ce7">
            <text:p>5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Аскулы</text:p>
          </table:table-cell>
          <table:table-cell office:value-type="string" table:style-name="ce7">
            <text:p>ул. Низ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3" table:style-name="ce7">
            <text:p>5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 Аскулы</text:p>
          </table:table-cell>
          <table:table-cell office:value-type="string" table:style-name="ce7">
            <text:p>ул. Новая Лини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4" table:style-name="ce7">
            <text:p>5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Берёзовый Солонец</text:p>
          </table:table-cell>
          <table:table-cell office:value-type="string" table:style-name="ce7">
            <text:p>ул. Кармал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5" table:style-name="ce7">
            <text:p>5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Берёзовый Солонец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6" table:style-name="ce7">
            <text:p>5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Берёзовый Солонец</text:p>
          </table:table-cell>
          <table:table-cell office:value-type="string" table:style-name="ce7">
            <text:p>ул. Моско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7" table:style-name="ce7">
            <text:p>5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Сосновый Солонец</text:p>
          </table:table-cell>
          <table:table-cell office:value-type="string" table:style-name="ce7">
            <text:p>с.Берёзовый Солонец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8" table:style-name="ce7">
            <text:p>5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Да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79" table:style-name="ce7">
            <text:p>5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Зар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0" table:style-name="ce7">
            <text:p>5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Менжинского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1" table:style-name="ce7">
            <text:p>5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2" table:style-name="ce7">
            <text:p>5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3" table:style-name="ce7">
            <text:p>5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Ремн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4" table:style-name="ce7">
            <text:p>5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5" table:style-name="ce7">
            <text:p>5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Ташел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6" table:style-name="ce7">
            <text:p>5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Абдал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7" table:style-name="ce7">
            <text:p>5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Вос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8" table:style-name="ce7">
            <text:p>5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Да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89" table:style-name="ce7">
            <text:p>5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пр-д Лугов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0" table:style-name="ce7">
            <text:p>5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1" table:style-name="ce7">
            <text:p>5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2" table:style-name="ce7">
            <text:p>5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Почт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3" table:style-name="ce7">
            <text:p>5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4" table:style-name="ce7">
            <text:p>5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Верхний Сускан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5" table:style-name="ce7">
            <text:p>5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ул. Берез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6" table:style-name="ce7">
            <text:p>5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7" table:style-name="ce7">
            <text:p>5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8" table:style-name="ce7">
            <text:p>5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599" table:style-name="ce7">
            <text:p>5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ул. Рабоч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0" table:style-name="ce7">
            <text:p>6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пер. Степн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1" table:style-name="ce7">
            <text:p>6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ул. Ульяно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2" table:style-name="ce7">
            <text:p>6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п. Менжинский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3" table:style-name="ce7">
            <text:p>6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Сосновка</text:p>
          </table:table-cell>
          <table:table-cell office:value-type="string" table:style-name="ce7">
            <text:p>ул. Зар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4" table:style-name="ce7">
            <text:p>6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Сосновка</text:p>
          </table:table-cell>
          <table:table-cell office:value-type="string" table:style-name="ce7">
            <text:p>ул. Овра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5" table:style-name="ce7">
            <text:p>6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Сосновк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6" table:style-name="ce7">
            <text:p>6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Соснов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7" table:style-name="ce7">
            <text:p>6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ашелка</text:p>
          </table:table-cell>
          <table:table-cell office:value-type="string" table:style-name="ce7">
            <text:p>с. Сосновка</text:p>
          </table:table-cell>
          <table:table-cell office:value-type="string" table:style-name="ce7">
            <text:p>ул. Централь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8" table:style-name="ce7">
            <text:p>6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Березо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09" table:style-name="ce7">
            <text:p>6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Весення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0" table:style-name="ce7">
            <text:p>6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Вос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1" table:style-name="ce7">
            <text:p>6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Восточная-2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2" table:style-name="ce7">
            <text:p>6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Дворцо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3" table:style-name="ce7">
            <text:p>6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Дружб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4" table:style-name="ce7">
            <text:p>6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Дружбы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5" table:style-name="ce7">
            <text:p>6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Железнодоро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6" table:style-name="ce7">
            <text:p>6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Звез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7" table:style-name="ce7">
            <text:p>6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Зеле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8" table:style-name="ce7">
            <text:p>6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Земляни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19" table:style-name="ce7">
            <text:p>6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Индустри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0" table:style-name="ce7">
            <text:p>6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Кле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1" table:style-name="ce7">
            <text:p>6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Королева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2" table:style-name="ce7">
            <text:p>6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3" table:style-name="ce7">
            <text:p>6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Лу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4" table:style-name="ce7">
            <text:p>6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Ма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5" table:style-name="ce7">
            <text:p>6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р-д Маяковского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6" table:style-name="ce7">
            <text:p>6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7" table:style-name="ce7">
            <text:p>6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Ми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8" table:style-name="ce7">
            <text:p>6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р-д Ми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29" table:style-name="ce7">
            <text:p>6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0" table:style-name="ce7">
            <text:p>6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Новоуренго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1" table:style-name="ce7">
            <text:p>6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Октябр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2" table:style-name="ce7">
            <text:p>6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Осення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3" table:style-name="ce7">
            <text:p>6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Победы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4" table:style-name="ce7">
            <text:p>6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Пограни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5" table:style-name="ce7">
            <text:p>6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Пограни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6" table:style-name="ce7">
            <text:p>6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7" table:style-name="ce7">
            <text:p>6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Пушк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8" table:style-name="ce7">
            <text:p>6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Пушкин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39" table:style-name="ce7">
            <text:p>6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Раду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0" table:style-name="ce7">
            <text:p>6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Раду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1" table:style-name="ce7">
            <text:p>6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Росси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2" table:style-name="ce7">
            <text:p>6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Рябино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3" table:style-name="ce7">
            <text:p>6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4" table:style-name="ce7">
            <text:p>6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Светл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5" table:style-name="ce7">
            <text:p>6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Севе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6" table:style-name="ce7">
            <text:p>6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Севе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7" table:style-name="ce7">
            <text:p>6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Сиренев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8" table:style-name="ce7">
            <text:p>6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Солне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49" table:style-name="ce7">
            <text:p>6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Специалистов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0" table:style-name="ce7">
            <text:p>6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Спортив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1" table:style-name="ce7">
            <text:p>6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Ставрополь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2" table:style-name="ce7">
            <text:p>6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Степ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3" table:style-name="ce7">
            <text:p>6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Строителей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4" table:style-name="ce7">
            <text:p>6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Сувор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5" table:style-name="ce7">
            <text:p>6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Тимофеев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6" table:style-name="ce7">
            <text:p>6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Цвет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7" table:style-name="ce7">
            <text:p>6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Цве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8" table:style-name="ce7">
            <text:p>6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59" table:style-name="ce7">
            <text:p>6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Чкал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0" table:style-name="ce7">
            <text:p>6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1" table:style-name="ce7">
            <text:p>6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Энергетиков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2" table:style-name="ce7">
            <text:p>6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Ю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3" table:style-name="ce7">
            <text:p>6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Южная-2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4" table:style-name="ce7">
            <text:p>6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ер. Ю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5" table:style-name="ce7">
            <text:p>6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пр-д Ю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6" table:style-name="ce7">
            <text:p>6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Тимофеевка</text:p>
          </table:table-cell>
          <table:table-cell office:value-type="string" table:style-name="ce7">
            <text:p>ул. <text:s/>Яблон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7" table:style-name="ce7">
            <text:p>6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Березка</text:p>
          </table:table-cell>
          <table:table-cell office:value-type="string" table:style-name="ce7">
            <text:p>ул. 7-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8" table:style-name="ce7">
            <text:p>6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12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69" table:style-name="ce7">
            <text:p>6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15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0" table:style-name="ce7">
            <text:p>6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2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1" table:style-name="ce7">
            <text:p>6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3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2" table:style-name="ce7">
            <text:p>6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4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3" table:style-name="ce7">
            <text:p>6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6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4" table:style-name="ce7">
            <text:p>6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7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5" table:style-name="ce7">
            <text:p>6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Ветеран"</text:p>
          </table:table-cell>
          <table:table-cell office:value-type="string" table:style-name="ce7">
            <text:p>ул. 8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6" table:style-name="ce7">
            <text:p>6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Даниловское"</text:p>
          </table:table-cell>
          <table:table-cell office:value-type="string" table:style-name="ce7">
            <text:p>ул. 1 Ю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7" table:style-name="ce7">
            <text:p>6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Даниловское"</text:p>
          </table:table-cell>
          <table:table-cell office:value-type="string" table:style-name="ce7">
            <text:p>ул. 11 Ю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8" table:style-name="ce7">
            <text:p>6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Даниловское"</text:p>
          </table:table-cell>
          <table:table-cell office:value-type="string" table:style-name="ce7">
            <text:p>ул. 12 Ю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79" table:style-name="ce7">
            <text:p>6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Даниловское"</text:p>
          </table:table-cell>
          <table:table-cell office:value-type="string" table:style-name="ce7">
            <text:p>ул. 14 Ю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0" table:style-name="ce7">
            <text:p>6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Коммоссив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1" table:style-name="ce7">
            <text:p>6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10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2" table:style-name="ce7">
            <text:p>6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11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3" table:style-name="ce7">
            <text:p>6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12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4" table:style-name="ce7">
            <text:p>6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2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5" table:style-name="ce7">
            <text:p>6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3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6" table:style-name="ce7">
            <text:p>6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4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7" table:style-name="ce7">
            <text:p>6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5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8" table:style-name="ce7">
            <text:p>6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6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89" table:style-name="ce7">
            <text:p>6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7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0" table:style-name="ce7">
            <text:p>6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Мелиоратор"</text:p>
          </table:table-cell>
          <table:table-cell office:value-type="string" table:style-name="ce7">
            <text:p>ул. 8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1" table:style-name="ce7">
            <text:p>6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Отрада"</text:p>
          </table:table-cell>
          <table:table-cell office:value-type="string" table:style-name="ce7">
            <text:p>ул. Весел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2" table:style-name="ce7">
            <text:p>6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Отрада"</text:p>
          </table:table-cell>
          <table:table-cell office:value-type="string" table:style-name="ce7">
            <text:p>ул. Глад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3" table:style-name="ce7">
            <text:p>6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Отрада"</text:p>
          </table:table-cell>
          <table:table-cell office:value-type="string" table:style-name="ce7">
            <text:p>ул. Прям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4" table:style-name="ce7">
            <text:p>6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Отрада"</text:p>
          </table:table-cell>
          <table:table-cell office:value-type="string" table:style-name="ce7">
            <text:p>ул. Широ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5" table:style-name="ce7">
            <text:p>6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Отрада"</text:p>
          </table:table-cell>
          <table:table-cell office:value-type="string" table:style-name="ce7">
            <text:p>ул. 1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6" table:style-name="ce7">
            <text:p>6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Отрада"</text:p>
          </table:table-cell>
          <table:table-cell office:value-type="string" table:style-name="ce7">
            <text:p>ул. 8-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7" table:style-name="ce7">
            <text:p>6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Сборщик</text:p>
          </table:table-cell>
          <table:table-cell office:value-type="string" table:style-name="ce7">
            <text:p>ул. 1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8" table:style-name="ce7">
            <text:p>6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НТ "Сборщик</text:p>
          </table:table-cell>
          <table:table-cell office:value-type="string" table:style-name="ce7">
            <text:p>ул. 19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699" table:style-name="ce7">
            <text:p>6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Вокз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0" table:style-name="ce7">
            <text:p>7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Ворошил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1" table:style-name="ce7">
            <text:p>7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Вторая Север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2" table:style-name="ce7">
            <text:p>7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Да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3" table:style-name="ce7">
            <text:p>7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пер. Дач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4" table:style-name="ce7">
            <text:p>7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Кали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5" table:style-name="ce7">
            <text:p>7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Кооператив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6" table:style-name="ce7">
            <text:p>7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Куйбы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7" table:style-name="ce7">
            <text:p>7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пер. Лун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8" table:style-name="ce7">
            <text:p>7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Николь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09" table:style-name="ce7">
            <text:p>7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Октябрь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0" table:style-name="ce7">
            <text:p>7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1" table:style-name="ce7">
            <text:p>7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Пролета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2" table:style-name="ce7">
            <text:p>7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Рабоч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3" table:style-name="ce7">
            <text:p>7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Ряби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4" table:style-name="ce7">
            <text:p>7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5" table:style-name="ce7">
            <text:p>7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Севе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6" table:style-name="ce7">
            <text:p>7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пер. Север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7" table:style-name="ce7">
            <text:p>7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8" table:style-name="ce7">
            <text:p>7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Степ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19" table:style-name="ce7">
            <text:p>7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пер. Строителе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0" table:style-name="ce7">
            <text:p>7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пер. Тих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1" table:style-name="ce7">
            <text:p>7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Тополи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2" table:style-name="ce7">
            <text:p>7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Тимофеевка</text:p>
          </table:table-cell>
          <table:table-cell office:value-type="string" table:style-name="ce7">
            <text:p>с. Русская Борковка</text:p>
          </table:table-cell>
          <table:table-cell office:value-type="string" table:style-name="ce7">
            <text:p>ул. Цветоч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3" table:style-name="ce7">
            <text:p>7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Бан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4" table:style-name="ce7">
            <text:p>7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Ждан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5" table:style-name="ce7">
            <text:p>7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Зеле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6" table:style-name="ce7">
            <text:p>7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Карла Маркс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7" table:style-name="ce7">
            <text:p>7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Кир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8" table:style-name="ce7">
            <text:p>7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Колхоз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29" table:style-name="ce7">
            <text:p>7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Куйбы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0" table:style-name="ce7">
            <text:p>7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Ле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1" table:style-name="ce7">
            <text:p>7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2" table:style-name="ce7">
            <text:p>7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Лзс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3" table:style-name="ce7">
            <text:p>7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Мичур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4" table:style-name="ce7">
            <text:p>7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5" table:style-name="ce7">
            <text:p>7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Озе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6" table:style-name="ce7">
            <text:p>7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7" table:style-name="ce7">
            <text:p>7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Север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8" table:style-name="ce7">
            <text:p>7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Жук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39" table:style-name="ce7">
            <text:p>7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Победы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0" table:style-name="ce7">
            <text:p>7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Придоро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1" table:style-name="ce7">
            <text:p>7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Пушк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2" table:style-name="ce7">
            <text:p>7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Рыле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3" table:style-name="ce7">
            <text:p>7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Центра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4" table:style-name="ce7">
            <text:p>7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Фрунзе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5" table:style-name="ce7">
            <text:p>7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Чапа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6" table:style-name="ce7">
            <text:p>7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7" table:style-name="ce7">
            <text:p>7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Узюково</text:p>
          </table:table-cell>
          <table:table-cell office:value-type="string" table:style-name="ce7">
            <text:p>с. Узюково</text:p>
          </table:table-cell>
          <table:table-cell office:value-type="string" table:style-name="ce7">
            <text:p>ул. Шоссей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8" table:style-name="ce7">
            <text:p>7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пер. Ближн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49" table:style-name="ce7">
            <text:p>7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пер. Вазов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0" table:style-name="ce7">
            <text:p>7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Волж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1" table:style-name="ce7">
            <text:p>7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Ворошил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2" table:style-name="ce7">
            <text:p>7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Кали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3" table:style-name="ce7">
            <text:p>7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Киро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4" table:style-name="ce7">
            <text:p>7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Куйбышев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5" table:style-name="ce7">
            <text:p>7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Лен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6" table:style-name="ce7">
            <text:p>7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Лес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7" table:style-name="ce7">
            <text:p>7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Мир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8" table:style-name="ce7">
            <text:p>7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Молод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59" table:style-name="ce7">
            <text:p>7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пер. Молодежн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0" table:style-name="ce7">
            <text:p>7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Набереж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1" table:style-name="ce7">
            <text:p>7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Н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2" table:style-name="ce7">
            <text:p>7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Первома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3" table:style-name="ce7">
            <text:p>7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Пол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4" table:style-name="ce7">
            <text:p>7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Рабоч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5" table:style-name="ce7">
            <text:p>7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пер. Речно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6" table:style-name="ce7">
            <text:p>7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Сад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7" table:style-name="ce7">
            <text:p>7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Роз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8" table:style-name="ce7">
            <text:p>7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Совет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69" table:style-name="ce7">
            <text:p>7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Степана Разина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0" table:style-name="ce7">
            <text:p>7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Тополи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1" table:style-name="ce7">
            <text:p>7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Фермер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2" table:style-name="ce7">
            <text:p>7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Хрящёвка</text:p>
          </table:table-cell>
          <table:table-cell office:value-type="string" table:style-name="ce7">
            <text:p>с. Хрящёвка</text:p>
          </table:table-cell>
          <table:table-cell office:value-type="string" table:style-name="ce7">
            <text:p>ул. Школь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3" table:style-name="ce7">
            <text:p>7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Абрикосо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4" table:style-name="ce7">
            <text:p>7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Автозаводск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5" table:style-name="ce7">
            <text:p>7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Александровск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6" table:style-name="ce7">
            <text:p>7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Александровский <text:s/>2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7" table:style-name="ce7">
            <text:p>7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Александровский <text:s/>3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8" table:style-name="ce7">
            <text:p>7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Александровский <text:s/>4<text:s text:c="3"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79" table:style-name="ce7">
            <text:p>7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Алтайск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0" table:style-name="ce7">
            <text:p>7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Алые Паруса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1" table:style-name="ce7">
            <text:p>7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Берег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2" table:style-name="ce7">
            <text:p>7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Березо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3" table:style-name="ce7">
            <text:p>7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<text:s text:c="2"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4" table:style-name="ce7">
            <text:p>7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<text:s/>№11<text:s text:c="2"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5" table:style-name="ce7">
            <text:p>7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<text:s/>№2<text:s text:c="2"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6" table:style-name="ce7">
            <text:p>7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<text:s/>№3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7" table:style-name="ce7">
            <text:p>7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№4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8" table:style-name="ce7">
            <text:p>7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№5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89" table:style-name="ce7">
            <text:p>7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№6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0" table:style-name="ce7">
            <text:p>7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№7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1" table:style-name="ce7">
            <text:p>7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№8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2" table:style-name="ce7">
            <text:p>7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Благополучный №9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3" table:style-name="ce7">
            <text:p>7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Брусничн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4" table:style-name="ce7">
            <text:p>7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асилько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5" table:style-name="ce7">
            <text:p>7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ерхне-Полевая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6" table:style-name="ce7">
            <text:p>7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Веселы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7" table:style-name="ce7">
            <text:p>7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Весенний<text:s/>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8" table:style-name="ce7">
            <text:p>7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иноградн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799" table:style-name="ce7">
            <text:p>7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ишневая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00" table:style-name="ce7">
            <text:p>8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ознесенского</text:p>
          </table:table-cell>
          <table:table-cell table:style-name="ce6"/>
          <table:table-cell table:style-name="ce8"/>
          <table:table-cell table:style-name="ce6"/>
          <table:table-cell table:style-name="ce9"/>
          <table:table-cell table:style-name="ce6"/>
          <table:table-cell table:number-columns-repeated="16374" table:style-name="ce1"/>
        </table:table-row>
        <table:table-row table:style-name="ro2">
          <table:table-cell office:value-type="float" office:value="801" table:style-name="ce7">
            <text:p>8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олж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2" table:style-name="ce7">
            <text:p>8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орошилова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3" table:style-name="ce7">
            <text:p>8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4" table:style-name="ce7">
            <text:p>80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Восточный массив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5" table:style-name="ce7">
            <text:p>8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Ягодное</text:p>
          </table:table-cell>
          <table:table-cell office:value-type="string" table:style-name="ce7">
            <text:p>пр-д Восточн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6" table:style-name="ce7">
            <text:p>8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Газов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7" table:style-name="ce7">
            <text:p>8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Грач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8" table:style-name="ce7">
            <text:p>8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Грече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9" table:style-name="ce7">
            <text:p>8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Гриб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0" table:style-name="ce7">
            <text:p>8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Дачн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1" table:style-name="ce7">
            <text:p>8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Животновод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2" table:style-name="ce7">
            <text:p>8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Жигул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3" table:style-name="ce7">
            <text:p>8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Журавли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4" table:style-name="ce7">
            <text:p>8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аветы Ильича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5" table:style-name="ce7">
            <text:p>8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аволж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6" table:style-name="ce7">
            <text:p>8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акат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7" table:style-name="ce7">
            <text:p>8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апа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8" table:style-name="ce7">
            <text:p>8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апру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9" table:style-name="ce7">
            <text:p>8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0" table:style-name="ce7">
            <text:p>8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вон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1" table:style-name="ce7">
            <text:p>8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вон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2" table:style-name="ce7">
            <text:p>8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Зеле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3" table:style-name="ce7">
            <text:p>8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Кали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4" table:style-name="ce7">
            <text:p>8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Квартал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5" table:style-name="ce7">
            <text:p>8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Кле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6" table:style-name="ce7">
            <text:p>8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7" table:style-name="ce7">
            <text:p>8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Красноарм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8" table:style-name="ce7">
            <text:p>8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Крымский 2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9" table:style-name="ce7">
            <text:p>8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Крымский <text:s/>3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0" table:style-name="ce7">
            <text:p>8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Крымский <text:s/>4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1" table:style-name="ce7">
            <text:p>8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Крымский <text:s/>5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2" table:style-name="ce7">
            <text:p>8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Крымский 6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3" table:style-name="ce7">
            <text:p>8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Крымский <text:s/>7<text:s text:c="2"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4" table:style-name="ce7">
            <text:p>8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Крымский <text:s/>9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5" table:style-name="ce7">
            <text:p>8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Лево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6" table:style-name="ce7">
            <text:p>8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Лесная Втор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7" table:style-name="ce7">
            <text:p>8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Лесная Перв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8" table:style-name="ce7">
            <text:p>8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9" table:style-name="ce7">
            <text:p>8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Любим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0" table:style-name="ce7">
            <text:p>8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1" table:style-name="ce7">
            <text:p>8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Мали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2" table:style-name="ce7">
            <text:p>8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Ман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3" table:style-name="ce7">
            <text:p>8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Массив "Садовый"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4" table:style-name="ce7">
            <text:p>8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Металлург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5" table:style-name="ce7">
            <text:p>8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6" table:style-name="ce7">
            <text:p>8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7" table:style-name="ce7">
            <text:p>8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Ново-Берез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8" table:style-name="ce7">
            <text:p>8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Ново-Полев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9" table:style-name="ce7">
            <text:p>84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Ново-Садов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0" table:style-name="ce7">
            <text:p>85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Ново-Север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1" table:style-name="ce7">
            <text:p>85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Озерн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2" table:style-name="ce7">
            <text:p>85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Орехов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3" table:style-name="ce7">
            <text:p>85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Отра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4" table:style-name="ce7">
            <text:p>85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5" table:style-name="ce7">
            <text:p>85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Пес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6" table:style-name="ce7">
            <text:p>85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Полев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7" table:style-name="ce7">
            <text:p>85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Прибрежн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8" table:style-name="ce7">
            <text:p>85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Примо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9" table:style-name="ce7">
            <text:p>85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Просто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0" table:style-name="ce7">
            <text:p>86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Пушк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1" table:style-name="ce7">
            <text:p>86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2" table:style-name="ce7">
            <text:p>86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Раду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3" table:style-name="ce7">
            <text:p>86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Разд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4" table:style-name="ce7">
            <text:p>86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Ро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5" table:style-name="ce7">
            <text:p>86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Родник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6" table:style-name="ce7">
            <text:p>86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Русиче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7" table:style-name="ce7">
            <text:p>86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Ряби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8" table:style-name="ce7">
            <text:p>86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9" table:style-name="ce7">
            <text:p>86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0" table:style-name="ce7">
            <text:p>87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№10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1" table:style-name="ce7">
            <text:p>87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№2<text:s text:c="2"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2" table:style-name="ce7">
            <text:p>87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№3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3" table:style-name="ce7">
            <text:p>87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№4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4" table:style-name="ce7">
            <text:p>87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<text:s/>№5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5" table:style-name="ce7">
            <text:p>87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<text:s/>№6<text:s text:c="2"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6" table:style-name="ce7">
            <text:p>87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<text:s/>№7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7" table:style-name="ce7">
            <text:p>87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<text:s/>№8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8" table:style-name="ce7">
            <text:p>87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ветлый <text:s/>№9<text:s text:c="2"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9" table:style-name="ce7">
            <text:p>87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0" table:style-name="ce7">
            <text:p>88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ергея Орлова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1" table:style-name="ce7">
            <text:p>88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Сиренев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2" table:style-name="ce7">
            <text:p>88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лавянск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3" table:style-name="ce7">
            <text:p>88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4" table:style-name="ce7">
            <text:p>88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5" table:style-name="ce7">
            <text:p>88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оловьи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6" table:style-name="ce7">
            <text:p>88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ос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7" table:style-name="ce7">
            <text:p>88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пор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8" table:style-name="ce7">
            <text:p>88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тавроп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9" table:style-name="ce7">
            <text:p>88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теп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0" table:style-name="ce7">
            <text:p>89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Строителе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1" table:style-name="ce7">
            <text:p>89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Тенист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2" table:style-name="ce7">
            <text:p>89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тер. <text:s/>Опх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3" table:style-name="ce7">
            <text:p>89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Тихи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4" table:style-name="ce7">
            <text:p>89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Тольятт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5" table:style-name="ce7">
            <text:p>89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Тополи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6" table:style-name="ce7">
            <text:p>89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Тру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7" table:style-name="ce7">
            <text:p>89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Тупик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8" table:style-name="ce7">
            <text:p>89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Ферма 1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9" table:style-name="ce7">
            <text:p>89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пер. Хвой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0" table:style-name="ce7">
            <text:p>90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Цве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1" table:style-name="ce7">
            <text:p>90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Цели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2" table:style-name="ce7">
            <text:p>90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3" table:style-name="ce7">
            <text:p>90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Чкалова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5" table:style-name="ce7">
            <text:p>90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Энергет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6" table:style-name="ce7">
            <text:p>90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Энтузиастов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7" table:style-name="ce7">
            <text:p>90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Южная улиц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8" table:style-name="ce7">
            <text:p>90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Ягодное</text:p>
          </table:table-cell>
          <table:table-cell office:value-type="string" table:style-name="ce7">
            <text:p>пр-д Южн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9" table:style-name="ce7">
            <text:p>90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с. <text:s/>Ягодное</text:p>
          </table:table-cell>
          <table:table-cell office:value-type="string" table:style-name="ce7">
            <text:p>ул. Яблон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0" table:style-name="ce7">
            <text:p>91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Абрикос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1" table:style-name="ce7">
            <text:p>91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Автозаводск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2" table:style-name="ce7">
            <text:p>91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Виноград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3" table:style-name="ce7">
            <text:p>91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Вторая Лес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4" table:style-name="ce7">
            <text:p>91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Газов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5" table:style-name="ce7">
            <text:p>91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<text:s/>Грече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6" table:style-name="ce7">
            <text:p>91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Гриб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7" table:style-name="ce7">
            <text:p>91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Жигул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8" table:style-name="ce7">
            <text:p>91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Журавли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9" table:style-name="ce7">
            <text:p>91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Заволж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0" table:style-name="ce7">
            <text:p>92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Закат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1" table:style-name="ce7">
            <text:p>92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пр-д Зелены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2" table:style-name="ce7">
            <text:p>92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Кле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3" table:style-name="ce7">
            <text:p>92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Лугов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4" table:style-name="ce7">
            <text:p>92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5" table:style-name="ce7">
            <text:p>92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Мали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6" table:style-name="ce7">
            <text:p>92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Ново-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7" table:style-name="ce7">
            <text:p>92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Первая Лес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8" table:style-name="ce7">
            <text:p>92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Песоч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9" table:style-name="ce7">
            <text:p>92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Полев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0" table:style-name="ce7">
            <text:p>93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Пушк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1" table:style-name="ce7">
            <text:p>93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Радуж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2" table:style-name="ce7">
            <text:p>93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Родник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3" table:style-name="ce7">
            <text:p>93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Русичей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4" table:style-name="ce7">
            <text:p>93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Рябинов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5" table:style-name="ce7">
            <text:p>93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6" table:style-name="ce7">
            <text:p>93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7" table:style-name="ce7">
            <text:p>93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Север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8" table:style-name="ce7">
            <text:p>93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Солнеч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9" table:style-name="ce7">
            <text:p>939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Сос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0" table:style-name="ce7">
            <text:p>940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Ставропольск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1" table:style-name="ce7">
            <text:p>941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Степ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2" table:style-name="ce7">
            <text:p>942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Тенист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3" table:style-name="ce7">
            <text:p>943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Тольяттинск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4" table:style-name="ce7">
            <text:p>944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Тополи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5" table:style-name="ce7">
            <text:p>945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Энтузиастов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6" table:style-name="ce7">
            <text:p>946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ПКС "Ягодное"</text:p>
          </table:table-cell>
          <table:table-cell office:value-type="string" table:style-name="ce7">
            <text:p>ул. Ю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7" table:style-name="ce7">
            <text:p>947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Микрорайон "Усадьба"</text:p>
          </table:table-cell>
          <table:table-cell office:value-type="string" table:style-name="ce7">
            <text:p>ул. Раздольная<text:s/>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8" table:style-name="ce7">
            <text:p>948</text:p>
          </table:table-cell>
          <table:table-cell office:value-type="string" table:style-name="ce7">
            <text:p>Ставропольский</text:p>
          </table:table-cell>
          <table:table-cell office:value-type="string" table:style-name="ce7">
            <text:p>СП Ягодное</text:p>
          </table:table-cell>
          <table:table-cell office:value-type="string" table:style-name="ce7">
            <text:p>Микрорайон "Усадьба"</text:p>
          </table:table-cell>
          <table:table-cell office:value-type="string" table:style-name="ce7">
            <text:p>пер. Сиренев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number-rows-repeated="5" table:style-name="ro2">
          <table:table-cell table:number-columns-repeated="5" table:style-name="ce5"/>
          <table:table-cell table:number-columns-repeated="6" table:style-name="ce6"/>
          <table:table-cell table:number-columns-repeated="16373" table:style-name="ce1"/>
        </table:table-row>
        <table:table-row table:number-rows-repeated="10476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07T13:06:47Z</dc:date>
    <meta:print-date>2019-09-03T05:33:55Z</meta:print-date>
    <meta:editing-cycles>7</meta:editing-cycles>
    <meta:editing-duration>PT14029S</meta:editing-duration>
  </office:meta>
</office:document-meta>
</file>